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A a</text:p>
      <text:s text:c="1"/>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 text:c="1"/><text:span text:style-name="pronunciation_pronunciations_entry_letData_dicBody">a</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s text:c="1"/></text:p>
        <text:p text:style-name="block_5f_p"><text:soft-page-break/><text:span text:style-name="headword_5f_entry_5f_letData_5f_dicBody">=a</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 text:c="1"/><text:span text:style-name="pronunciation_pronunciations_entry_letData_dicBody">a</text:span><text:s text:c="1"/><text:span text:style-name="partofspeech_.en_grammaticalinfo_sense_senses_entry_letData_dicBody">V</text:span><text:s text:c="1"/><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7-13T19:52:25</meta:creation-date>
    <dc:creator>Trihus</dc:creator>
    <dc:date>2012-07-13T19:52:2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4.2376</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reservePartFile1"
Const IsPreview = "False"
Const RunMacroFirstTime = "True"
Const IsCoverImageInserted = "false"

'Changed On July-05-2012 for TD-3058(LibreOffice 3.5 crashes on Pathway export of Gondwana OneColum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
	End If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